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6" style:family="table-row">
      <style:table-row-properties style:min-row-height="1.323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ce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1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1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1"><text:placeholder text:placeholder-type="text">&lt;o.sale_id and o.sale_id.name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3">&lt;o.partner_id and o.partner_id.street3 or ''&gt;</text:placeholder></text:span></text:p>
            <text:p text:style-name="P7"><text:span text:style-name="T1"><text:s text:c="5"/></text:span><text:span text:style-name="T1"><text:placeholder text:placeholder-type="text" text:description="o.partner_id.city">&lt;o.partner_id and o.partner_id.city or ''&gt;</text:placeholder></text:span></text:p>
            <text:p text:style-name="P7"><text:span text:style-name="T1"><text:s text:c="5"/></text:span><text:span text:style-name="T1"><text:placeholder text:placeholder-type="text">&lt;o.partner_id and (o.partner_id.state_id and o.partner_id.state_id.name or '') or ''&gt;</text:placeholder></text:span><text:span text:style-name="T1"> </text:span><text:span text:style-name="T1"><text:placeholder text:placeholder-type="text" text:description="o.partner_id.zip">&lt;o.partner_id.zip or ''&gt;</text:placeholder></text:span></text:p>
            <text:p text:style-name="P7"><text:span text:style-name="T1"><text:s text:c="5"/></text:span><text:span text:style-name="T1"><text:placeholder text:placeholder-type="text" text:description="o.partner_id.country_id.name">&lt;(o.partner_id and (o.partner_id.country_id and o.partner_id.country_id.name or '') or '').upper() or ''&gt;</text:placeholder></text:span><text:span text:style-name="T1"> <text:s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1"/>
            <text:p text:style-name="P12"><text:placeholder text:placeholder-type="text" text:description="o.partner_id.name">&lt;(o.cons_loca and o.cons_loca.name or '').upper()&gt;</text:placeholder></text:p>
            <text:p text:style-name="P12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2"><text:placeholder text:placeholder-type="text" text:description="o.partner_id.name">&lt;(o.cons_loca and o.cons_loca.city or '').upper()&gt;</text:placeholder> 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2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0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1"/>
            <text:p text:style-name="P11"><text:placeholder text:placeholder-type="text">&lt;(o.partner_id and (o.partner_id.country_id and o.partner_id.country_id.name or '') or '').upper() or ''&gt;</text:placeholder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10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0">TUTICORIN INDIA</text:p>
          </table:table-cell>
          <table:table-cell table:style-name="Table1.A1" table:number-rows-spanned="2" table:number-columns-spanned="4" office:value-type="string">
            <text:p text:style-name="P7"><text:s text:c="44"/><text:placeholder text:placeholder-type="text">&lt;o.payment_term and o.payment_term.name or ''&gt;</text:placeholder></text:p>
            <text:p text:style-name="P7"><text:s text:c="2"/></text:p>
            <text:p text:style-name="P7"><text:s text:c="7"/><text:placeholder text:placeholder-type="text">&lt;o.sale_id.incoterms_id.code or ''&gt;</text:placeholder> 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0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0"><text:s/><text:placeholder text:placeholder-type="text">&lt;o.final_desti  or ''&gt;</text:placeholder></text:p>
            <text:p text:style-name="P1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0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0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0"><text:s/><text:span text:style-name="T2"><text:placeholder text:placeholder-type="text">&lt;(o.delivery_order_id and o.delivery_order_id.bag_detail or '').upper()&gt;</text:placeholder></text:span></text:p>
            <text:p text:style-name="P10"/>
          </table:table-cell>
          <table:table-cell table:style-name="Table1.A1" office:value-type="string">
            <text:p text:style-name="P11"><text:span text:style-name="T1"><text:placeholder text:placeholder-type="text">&lt;get_qty_mt(line.quantity, line.uos_id and line.uos_id.name or False, o.invoice_type)&gt;</text:placeholder></text:span><text:span text:style-name="T1"> MT </text:span><text:placeholder text:placeholder-type="text">&lt;line.name or ''&gt;</text:placeholder> AT USD <text:placeholder text:placeholder-type="text">&lt;get_total(o.invoice_line, o.insurance)&gt;</text:placeholder></text:p>
            <text:p text:style-name="P14"><text:placeholder text:placeholder-type="text">&lt;get_app(line.application_id)&gt;</text:placeholder></text:p>
            <text:p text:style-name="P11"><text:placeholder text:placeholder-type="text">&lt;o.delivery_order_id.bag_detail&gt;</text:placeholder></text:p>
            <text:p text:style-name="P11"><text:placeholder text:placeholder-type="text">&lt;o.disc_goods or ""&gt;</text:placeholder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1.A1" office:value-type="string">
            <text:p text:style-name="P13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0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>
            <text:p text:style-name="P2"/>
          </table:table-cell>
          <table:covered-table-cell/>
          <table:table-cell table:style-name="Table1.G11">
            <text:p text:style-name="P2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1"><text:s text:c="5"/><text:placeholder text:placeholder-type="text">&lt;(amount_to_text(get_total_amount(o.invoice_line, o.insurance))).upper() or ''&gt;</text:placeholder></text:p>
            <text:p text:style-name="P11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0"/>
            <text:p text:style-name="P8"><text:placeholder text:placeholder-type="text">&lt;get_total_kgs(o.invoice_line, o.insurance)&gt;</text:placeholder>0/K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, o.insurance)">&lt;get_total_amount(o.invoice_line, o.insurance)&gt;</text:placeholder><text:soft-page-break/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8"><text:s text:c="8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4-03T13:09:47</dc:date>
    <meta:editing-duration>PT15H4M28S</meta:editing-duration>
    <meta:editing-cycles>292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38" meta:word-count="197" meta:character-count="2232" meta:non-whitespace-character-count="1861"/>
  </office:meta>
</office:document-meta>
</file>